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15d6" officeooo:paragraph-rsid="0014b5ef"/>
    </style:style>
    <style:style style:name="P2" style:family="paragraph" style:parent-style-name="Standard">
      <style:paragraph-properties fo:text-align="start" style:justify-single-word="false"/>
      <style:text-properties officeooo:rsid="000e15d6" officeooo:paragraph-rsid="0019481b"/>
    </style:style>
    <style:style style:name="P3" style:family="paragraph" style:parent-style-name="Standard">
      <style:paragraph-properties fo:text-align="end" style:justify-single-word="false"/>
      <style:text-properties officeooo:rsid="001692de" officeooo:paragraph-rsid="001692de"/>
    </style:style>
    <style:style style:name="P4" style:family="paragraph" style:parent-style-name="Standard">
      <style:paragraph-properties fo:text-align="start" style:justify-single-word="false"/>
      <style:text-properties officeooo:rsid="001692de" officeooo:paragraph-rsid="001692d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92de" officeooo:paragraph-rsid="001692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7df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e0af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b23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cf8ab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2914d" officeooo:paragraph-rsid="00237bf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92de" officeooo:paragraph-rsid="001692d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d8ac9" officeooo:paragraph-rsid="0019481b"/>
    </style:style>
    <style:style style:name="P13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14e43b" officeooo:paragraph-rsid="001eeed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f354f" officeooo:paragraph-rsid="001f360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b8b22" officeooo:paragraph-rsid="00237bf0" style:font-weight-asian="bold" style:font-weight-complex="bold"/>
    </style:style>
    <style:style style:name="P16" style:family="paragraph" style:parent-style-name="Standard">
      <style:text-properties fo:color="#000080" loext:opacity="100%" officeooo:rsid="002d4913" officeooo:paragraph-rsid="001eeed0"/>
    </style:style>
    <style:style style:name="P17" style:family="paragraph" style:parent-style-name="Standard">
      <style:text-properties fo:color="#000080" loext:opacity="100%" officeooo:rsid="002d4913" officeooo:paragraph-rsid="00237bf0"/>
    </style:style>
    <style:style style:name="P18" style:family="paragraph" style:parent-style-name="Standard">
      <style:text-properties fo:color="#000080" loext:opacity="100%" officeooo:rsid="0030042a" officeooo:paragraph-rsid="001eeed0"/>
    </style:style>
    <style:style style:name="P19" style:family="paragraph" style:parent-style-name="Standard">
      <style:text-properties fo:color="#000080" loext:opacity="100%" officeooo:rsid="002ebd19" officeooo:paragraph-rsid="001eeed0"/>
    </style:style>
    <style:style style:name="P20" style:family="paragraph" style:parent-style-name="Standard">
      <style:text-properties fo:color="#000080" loext:opacity="100%" officeooo:rsid="002ebd19" officeooo:paragraph-rsid="00237bf0"/>
    </style:style>
    <style:style style:name="P21" style:family="paragraph" style:parent-style-name="Standard">
      <style:text-properties fo:color="#000080" loext:opacity="100%" officeooo:rsid="0014e43b" officeooo:paragraph-rsid="001f3602"/>
    </style:style>
    <style:style style:name="P22" style:family="paragraph" style:parent-style-name="Standard">
      <style:text-properties fo:color="#000080" loext:opacity="100%" officeooo:rsid="0014e43b" officeooo:paragraph-rsid="0022d5a8"/>
    </style:style>
    <style:style style:name="P23" style:family="paragraph" style:parent-style-name="Standard">
      <style:text-properties fo:color="#000080" loext:opacity="100%" officeooo:rsid="0014e43b" officeooo:paragraph-rsid="00237bf0"/>
    </style:style>
    <style:style style:name="P24" style:family="paragraph" style:parent-style-name="Standard">
      <style:text-properties fo:color="#000080" loext:opacity="100%" officeooo:rsid="0012b545" officeooo:paragraph-rsid="00219b44"/>
    </style:style>
    <style:style style:name="P25" style:family="paragraph" style:parent-style-name="Standard">
      <style:text-properties fo:color="#000080" loext:opacity="100%" officeooo:rsid="00203fb9" officeooo:paragraph-rsid="00219b44"/>
    </style:style>
    <style:style style:name="P26" style:family="paragraph" style:parent-style-name="Standard">
      <style:text-properties fo:color="#000080" loext:opacity="100%" officeooo:rsid="001497bf" officeooo:paragraph-rsid="00219b44"/>
    </style:style>
    <style:style style:name="P27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2b545" officeooo:paragraph-rsid="00219b4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19b4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2d5a8" style:font-weight-asian="normal" style:font-weight-complex="normal"/>
    </style:style>
    <style:style style:name="P30" style:family="paragraph" style:parent-style-name="Standard">
      <style:text-properties fo:color="#000080" loext:opacity="100%" officeooo:rsid="001573e1" officeooo:paragraph-rsid="0022d5a8"/>
    </style:style>
    <style:style style:name="P31" style:family="paragraph" style:parent-style-name="Standard">
      <style:text-properties fo:color="#000080" loext:opacity="100%" officeooo:rsid="004597fd" officeooo:paragraph-rsid="00237bf0"/>
    </style:style>
    <style:style style:name="P32" style:family="paragraph" style:parent-style-name="Standard">
      <style:text-properties fo:color="#000080" loext:opacity="100%" officeooo:rsid="004db4a1" officeooo:paragraph-rsid="00237bf0"/>
    </style:style>
    <style:style style:name="P33" style:family="paragraph" style:parent-style-name="Standard">
      <style:text-properties fo:color="#000080" loext:opacity="100%" officeooo:rsid="005096a6" officeooo:paragraph-rsid="00237bf0"/>
    </style:style>
    <style:style style:name="P34" style:family="paragraph" style:parent-style-name="Standard">
      <style:text-properties fo:color="#000080" loext:opacity="100%" officeooo:rsid="0052a660" officeooo:paragraph-rsid="00237bf0"/>
    </style:style>
    <style:style style:name="P35" style:family="paragraph" style:parent-style-name="Standard">
      <style:text-properties fo:color="#000080" loext:opacity="100%" officeooo:rsid="0063bdab" officeooo:paragraph-rsid="00237bf0"/>
    </style:style>
    <style:style style:name="P36" style:family="paragraph" style:parent-style-name="Standard">
      <style:text-properties fo:color="#000080" loext:opacity="100%" officeooo:rsid="0063c17f" officeooo:paragraph-rsid="00237bf0"/>
    </style:style>
    <style:style style:name="P37" style:family="paragraph" style:parent-style-name="Standard">
      <style:text-properties fo:color="#000080" loext:opacity="100%" officeooo:rsid="005387dc" officeooo:paragraph-rsid="00237bf0"/>
    </style:style>
    <style:style style:name="P38" style:family="paragraph" style:parent-style-name="Standard">
      <style:text-properties fo:color="#000080" loext:opacity="100%" officeooo:rsid="00564d54" officeooo:paragraph-rsid="00237bf0"/>
    </style:style>
    <style:style style:name="P39" style:family="paragraph" style:parent-style-name="Standard">
      <style:text-properties fo:color="#000080" loext:opacity="100%" officeooo:rsid="00599d3a" officeooo:paragraph-rsid="00237bf0"/>
    </style:style>
    <style:style style:name="P40" style:family="paragraph" style:parent-style-name="Standard">
      <style:text-properties fo:color="#000080" loext:opacity="100%" officeooo:rsid="005eeff7" officeooo:paragraph-rsid="00237bf0"/>
    </style:style>
    <style:style style:name="P41" style:family="paragraph" style:parent-style-name="Standard">
      <style:text-properties fo:color="#000080" loext:opacity="100%" officeooo:rsid="0060d1aa" officeooo:paragraph-rsid="00237bf0"/>
    </style:style>
    <style:style style:name="P42" style:family="paragraph" style:parent-style-name="Standard">
      <style:text-properties fo:color="#000080" loext:opacity="100%" officeooo:rsid="006531b9" officeooo:paragraph-rsid="00237bf0"/>
    </style:style>
    <style:style style:name="P43" style:family="paragraph" style:parent-style-name="Standard">
      <style:text-properties fo:color="#000080" loext:opacity="100%" officeooo:rsid="0068381c" officeooo:paragraph-rsid="00237bf0"/>
    </style:style>
    <style:style style:name="P44" style:family="paragraph" style:parent-style-name="Standard">
      <style:text-properties fo:color="#000080" loext:opacity="100%" officeooo:rsid="006b8b22" officeooo:paragraph-rsid="00237bf0"/>
    </style:style>
    <style:style style:name="P45" style:family="paragraph" style:parent-style-name="Standard">
      <style:text-properties officeooo:rsid="002d4913" officeooo:paragraph-rsid="001f3602"/>
    </style:style>
    <style:style style:name="P46" style:family="paragraph" style:parent-style-name="Standard">
      <style:text-properties officeooo:rsid="006dcad5" officeooo:paragraph-rsid="001f3602"/>
    </style:style>
    <style:style style:name="P47" style:family="paragraph" style:parent-style-name="Standard">
      <style:text-properties style:use-window-font-color="true" loext:opacity="0%" officeooo:rsid="006dcad5" officeooo:paragraph-rsid="001f3602"/>
    </style:style>
    <style:style style:name="P48" style:family="paragraph" style:parent-style-name="Standard">
      <style:text-properties style:use-window-font-color="true" loext:opacity="0%" officeooo:rsid="006f354f" officeooo:paragraph-rsid="001f3602"/>
    </style:style>
    <style:style style:name="P49" style:family="paragraph" style:parent-style-name="Standard">
      <style:text-properties style:use-window-font-color="true" loext:opacity="0%" officeooo:rsid="002cca4e" officeooo:paragraph-rsid="0020bd6c"/>
    </style:style>
    <style:style style:name="P50" style:family="paragraph" style:parent-style-name="Standard">
      <style:text-properties style:use-window-font-color="true" loext:opacity="0%" officeooo:rsid="0032914d" officeooo:paragraph-rsid="0020bd6c"/>
    </style:style>
    <style:style style:name="P51" style:family="paragraph" style:parent-style-name="Standard">
      <style:text-properties style:use-window-font-color="true" loext:opacity="0%" officeooo:rsid="004597fd" officeooo:paragraph-rsid="00237bf0"/>
    </style:style>
    <style:style style:name="P52" style:family="paragraph" style:parent-style-name="Standard">
      <style:text-properties style:use-window-font-color="true" loext:opacity="0%" officeooo:rsid="00479319" officeooo:paragraph-rsid="00237bf0"/>
    </style:style>
    <style:style style:name="P53" style:family="paragraph" style:parent-style-name="Standard">
      <style:text-properties style:use-window-font-color="true" loext:opacity="0%" officeooo:rsid="004a6810" officeooo:paragraph-rsid="00237bf0"/>
    </style:style>
    <style:style style:name="P54" style:family="paragraph" style:parent-style-name="Standard">
      <style:text-properties style:use-window-font-color="true" loext:opacity="0%" officeooo:rsid="00564d54" officeooo:paragraph-rsid="00237bf0"/>
    </style:style>
    <style:style style:name="P55" style:family="paragraph" style:parent-style-name="Standard">
      <style:text-properties style:use-window-font-color="true" loext:opacity="0%" officeooo:rsid="004db4a1" officeooo:paragraph-rsid="00237bf0"/>
    </style:style>
    <style:style style:name="P56" style:family="paragraph" style:parent-style-name="Standard">
      <style:text-properties style:use-window-font-color="true" loext:opacity="0%" officeooo:rsid="0052a660" officeooo:paragraph-rsid="00237bf0"/>
    </style:style>
    <style:style style:name="P57" style:family="paragraph" style:parent-style-name="Standard">
      <style:text-properties style:use-window-font-color="true" loext:opacity="0%" officeooo:rsid="0063bdab" officeooo:paragraph-rsid="00237bf0"/>
    </style:style>
    <style:style style:name="P58" style:family="paragraph" style:parent-style-name="Standard">
      <style:text-properties style:use-window-font-color="true" loext:opacity="0%" officeooo:rsid="005387dc" officeooo:paragraph-rsid="00237bf0"/>
    </style:style>
    <style:style style:name="P59" style:family="paragraph" style:parent-style-name="Standard">
      <style:text-properties style:use-window-font-color="true" loext:opacity="0%" officeooo:rsid="005cf1ce" officeooo:paragraph-rsid="00237bf0"/>
    </style:style>
    <style:style style:name="P60" style:family="paragraph" style:parent-style-name="Standard">
      <style:text-properties style:use-window-font-color="true" loext:opacity="0%" officeooo:rsid="00599d3a" officeooo:paragraph-rsid="00237bf0"/>
    </style:style>
    <style:style style:name="P61" style:family="paragraph" style:parent-style-name="Standard">
      <style:text-properties style:use-window-font-color="true" loext:opacity="0%" officeooo:rsid="005eeff7" officeooo:paragraph-rsid="00237bf0"/>
    </style:style>
    <style:style style:name="P62" style:family="paragraph" style:parent-style-name="Standard">
      <style:text-properties style:use-window-font-color="true" loext:opacity="0%" officeooo:rsid="0060d1aa" officeooo:paragraph-rsid="00237bf0"/>
    </style:style>
    <style:style style:name="P63" style:family="paragraph" style:parent-style-name="Standard">
      <style:text-properties style:use-window-font-color="true" loext:opacity="0%" officeooo:rsid="00625ab2" officeooo:paragraph-rsid="00237bf0"/>
    </style:style>
    <style:style style:name="P64" style:family="paragraph" style:parent-style-name="Standard">
      <style:text-properties style:use-window-font-color="true" loext:opacity="0%" officeooo:rsid="0068381c" officeooo:paragraph-rsid="00237bf0"/>
    </style:style>
    <style:style style:name="P65" style:family="paragraph" style:parent-style-name="Standard">
      <style:text-properties style:use-window-font-color="true" loext:opacity="0%" officeooo:rsid="006b8b22" officeooo:paragraph-rsid="00237bf0"/>
    </style:style>
    <style:style style:name="P66" style:family="paragraph" style:parent-style-name="Standard">
      <style:text-properties officeooo:rsid="0032914d" officeooo:paragraph-rsid="00237bf0"/>
    </style:style>
    <style:style style:name="P67" style:family="paragraph" style:parent-style-name="Standard">
      <style:text-properties officeooo:rsid="0037ebe7" officeooo:paragraph-rsid="00237bf0"/>
    </style:style>
    <style:style style:name="P68" style:family="paragraph" style:parent-style-name="Standard">
      <style:text-properties officeooo:rsid="0039cb0e" officeooo:paragraph-rsid="00237bf0"/>
    </style:style>
    <style:style style:name="P69" style:family="paragraph" style:parent-style-name="Standard">
      <style:text-properties officeooo:rsid="004c4a17" officeooo:paragraph-rsid="00237bf0"/>
    </style:style>
    <style:style style:name="P70" style:family="paragraph" style:parent-style-name="Standard">
      <style:text-properties officeooo:rsid="003b9578" officeooo:paragraph-rsid="00237bf0"/>
    </style:style>
    <style:style style:name="P71" style:family="paragraph" style:parent-style-name="Standard">
      <style:text-properties officeooo:rsid="003d315b" officeooo:paragraph-rsid="00237bf0"/>
    </style:style>
    <style:style style:name="P72" style:family="paragraph" style:parent-style-name="Standard">
      <style:text-properties officeooo:rsid="0040000b" officeooo:paragraph-rsid="00237bf0"/>
    </style:style>
    <style:style style:name="P73" style:family="paragraph" style:parent-style-name="Standard">
      <style:text-properties officeooo:rsid="004145c6" officeooo:paragraph-rsid="00237bf0"/>
    </style:style>
    <style:style style:name="T1" style:family="text">
      <style:text-properties officeooo:rsid="000c69fa"/>
    </style:style>
    <style:style style:name="T2" style:family="text">
      <style:text-properties officeooo:rsid="001692de"/>
    </style:style>
    <style:style style:name="T3" style:family="text">
      <style:text-properties officeooo:rsid="0019481b"/>
    </style:style>
    <style:style style:name="T4" style:family="text">
      <style:text-properties officeooo:rsid="0006a4c8"/>
    </style:style>
    <style:style style:name="T5" style:family="text">
      <style:text-properties officeooo:rsid="001cf8ab"/>
    </style:style>
    <style:style style:name="T6" style:family="text">
      <style:text-properties officeooo:rsid="002fce90"/>
    </style:style>
    <style:style style:name="T7" style:family="text">
      <style:text-properties officeooo:rsid="002d20a7"/>
    </style:style>
    <style:style style:name="T8" style:family="text">
      <style:text-properties officeooo:rsid="002d4913"/>
    </style:style>
    <style:style style:name="T9" style:family="text">
      <style:text-properties officeooo:rsid="0030042a"/>
    </style:style>
    <style:style style:name="T10" style:family="text">
      <style:text-properties officeooo:rsid="0030ae3c"/>
    </style:style>
    <style:style style:name="T11" style:family="text">
      <style:text-properties officeooo:rsid="006f7dc0"/>
    </style:style>
    <style:style style:name="T12" style:family="text">
      <style:text-properties officeooo:rsid="00219b44"/>
    </style:style>
    <style:style style:name="T13" style:family="text">
      <style:text-properties officeooo:rsid="00203fb9"/>
    </style:style>
    <style:style style:name="T14" style:family="text">
      <style:text-properties officeooo:rsid="001497bf"/>
    </style:style>
    <style:style style:name="T15" style:family="text">
      <style:text-properties officeooo:rsid="003471b7"/>
    </style:style>
    <style:style style:name="T16" style:family="text">
      <style:text-properties officeooo:rsid="0035e681"/>
    </style:style>
    <style:style style:name="T17" style:family="text">
      <style:text-properties officeooo:rsid="0063bdab"/>
    </style:style>
    <style:style style:name="T18" style:family="text">
      <style:text-properties officeooo:rsid="003ee1fc"/>
    </style:style>
    <style:style style:name="T19" style:family="text">
      <style:text-properties officeooo:rsid="00449272"/>
    </style:style>
    <style:style style:name="T20" style:family="text">
      <style:text-properties officeooo:rsid="004145c6"/>
    </style:style>
    <style:style style:name="T21" style:family="text">
      <style:text-properties officeooo:rsid="0048ba46"/>
    </style:style>
    <style:style style:name="T22" style:family="text">
      <style:text-properties fo:color="#000080" loext:opacity="100%"/>
    </style:style>
    <style:style style:name="T23" style:family="text">
      <style:text-properties officeooo:rsid="004db4a1"/>
    </style:style>
    <style:style style:name="T24" style:family="text">
      <style:text-properties officeooo:rsid="005096a6"/>
    </style:style>
    <style:style style:name="T25" style:family="text">
      <style:text-properties officeooo:rsid="00517ed9"/>
    </style:style>
    <style:style style:name="T26" style:family="text">
      <style:text-properties officeooo:rsid="005af675"/>
    </style:style>
    <style:style style:name="T27" style:family="text">
      <style:text-properties officeooo:rsid="005eeff7"/>
    </style:style>
    <style:style style:name="T28" style:family="text">
      <style:text-properties officeooo:rsid="0014e43b"/>
    </style:style>
    <style:style style:name="T29" style:family="text">
      <style:text-properties officeooo:rsid="006c4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05-</text:span>May-2025 20:<text:span text:style-name="T1">30</text:span></text:p>
      <text:p text:style-name="P1">John Braddock</text:p>
      <text:p text:style-name="P1"/>
      <text:p text:style-name="P11">Oracle SQL Summary</text:p>
      <text:p text:style-name="P3"/>
      <text:p text:style-name="P5">Intro</text:p>
      <text:p text:style-name="P2">A summary of <text:span text:style-name="T3">Oracl SQL </text:span><text:span text:style-name="T4"><text:s/>mainly for app developers.</text:span></text:p>
      <text:p text:style-name="P4"/>
      <text:p text:style-name="P12">Note that Oracle-database is <text:s/>different product to Oracle-Rdb.</text:p>
      <text:p text:style-name="P4"/>
      <text:p text:style-name="P5">Create a database</text:p>
      <text:p text:style-name="P27">CREATE <text:span text:style-name="T12">DATABASE FILENAME db_filename; </text:span></text:p>
      <text:p text:style-name="P5"/>
      <text:p text:style-name="P24">!<text:span text:style-name="T13">option for creating database columns for commonly used fields.</text:span></text:p>
      <text:p text:style-name="P25">CREATE DOMAIN my_key <text:s/>CHAR(12);</text:p>
      <text:p text:style-name="P24">!</text:p>
      <text:p text:style-name="P24">CREATE TABLE mytable01</text:p>
      <text:p text:style-name="P24">( <text:s/>my_key<text:tab/><text:tab/>CHAR(12)</text:p>
      <text:p text:style-name="P24">, <text:s/>my_data<text:tab/><text:tab/>CHAR(100)</text:p>
      <text:p text:style-name="P24">, <text:s/><text:span text:style-name="T14">my_balance<text:tab/>SMALLINT</text:span></text:p>
      <text:p text:style-name="P24">, <text:s/>rec_tmstamp<text:tab/>DATE</text:p>
      <text:p text:style-name="P24">)</text:p>
      <text:p text:style-name="P24">;</text:p>
      <text:p text:style-name="P24"/>
      <text:p text:style-name="P26">CREATE UNIQUE INDEX my_idx_1</text:p>
      <text:p text:style-name="P26"><text:tab/>ON mytable01</text:p>
      <text:p text:style-name="P26"><text:tab/>(my_key)</text:p>
      <text:p text:style-name="P26"><text:tab/>; </text:p>
      <text:p text:style-name="P28">EXIT;</text:p>
      <text:p text:style-name="P5"/>
      <text:p text:style-name="P5"/>
      <text:p text:style-name="P30">SET TRAN READ WRI</text:p>
      <text:p text:style-name="P30"><text:s text:c="8"/>RESERVING mytable01 FOR SHARED WRITE;</text:p>
      <text:p text:style-name="P22">INSERT INTO mytable01 VALUES (“abc123”,”aaa”,1,current_timestamp);</text:p>
      <text:p text:style-name="P30">commi;</text:p>
      <text:p text:style-name="P29">EXIT;</text:p>
      <text:p text:style-name="P10">Oracle PL/SQL</text:p>
      <text:p text:style-name="P66"/>
      <text:p text:style-name="P66">PL /SQL means “Pro<text:span text:style-name="T15">cedu</text:span>r<text:span text:style-name="T15">al</text:span> Language extension<text:span text:style-name="T16">s</text:span> to SQL”</text:p>
      <text:p text:style-name="P66"/>
      <text:p text:style-name="P67">PL/SQL is not portable. It can only run in an Oracle database.</text:p>
      <text:p text:style-name="P67"/>
      <text:p text:style-name="P68">PL/SQL can be coded in “SQL Developer Tools”. It can also be compiled there.</text:p>
      <text:p text:style-name="P69">Nte that SQL Developer appears to run under windows so must be connected to the openVMS serrver using un &amp; pw.</text:p>
      <text:p text:style-name="P68"/>
      <text:p text:style-name="P68"/>
      <text:p text:style-name="P70">PL/SQL is block structured and each block has three sections:</text:p>
      <text:p text:style-name="P70">Declaration</text:p>
      <text:p text:style-name="P70">Executable</text:p>
      <text:p text:style-name="P70">Exception-handling</text:p>
      <text:p text:style-name="P70"/>
      <text:p text:style-name="P71">A block may have a name. Functions and procedures are examples of named blocks. They are stored in the database.</text:p>
      <text:p text:style-name="P71"/>
      <text:p text:style-name="P71">A block without a name is an anon<text:span text:style-name="T17">y</text:span>mous block. <text:span text:style-name="T18">It is not stored so is for one use only.</text:span></text:p>
      <text:p text:style-name="P71"/>
      <text:p text:style-name="P72">The Declaration section is for declaring variables, allocating memory for cursors, and definin g data types.</text:p>
      <text:p text:style-name="P72"/>
      <text:p text:style-name="P72">The Executable section can contain only a NULL statement so does nothing.</text:p>
      <text:p text:style-name="P72"/>
      <text:p text:style-name="P72">The Exception-handling section is for catching and handling exceptions.</text:p>
      <text:p text:style-name="P72"/>
      <text:p text:style-name="P72">Blocks can be nested within blocks.</text:p>
      <text:p text:style-name="P72"/>
      <text:p text:style-name="P73"><text:span text:style-name="T19">Example of </text:span>a simple block:</text:p>
      <text:p text:style-name="P17">BEGIN</text:p>
      <text:p text:style-name="P20"><text:span text:style-name="T10"><text:s text:c="4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3">E<text:span text:style-name="T8">ND;</text:span></text:p>
      <text:p text:style-name="P23"/>
      <text:p text:style-name="P51">Run as follows:</text:p>
      <text:p text:style-name="P31">$SQL</text:p>
      <text:p text:style-name="P31">SQL&gt; SET SERVEROUTPUT ON;</text:p>
      <text:p text:style-name="P31">SQL&gt;<text:span text:style-name="T8">BEGIN</text:span></text:p>
      <text:p text:style-name="P20"><text:span text:style-name="T10"><text:s text:c="15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3"><text:s text:c="10"/>E<text:span text:style-name="T8">ND;</text:span></text:p>
      <text:p text:style-name="P23"><text:s text:c="9"/>/</text:p>
      <text:p text:style-name="P23"/>
      <text:p text:style-name="P52">Note that the / executes the code. <text:span text:style-name="T21">It can be entered repeatedly to save having to retype the code.</text:span></text:p>
      <text:p text:style-name="P52"/>
      <text:p text:style-name="P53">Type the folowing to edit and rerun the code:</text:p>
      <text:p text:style-name="P53"><text:span text:style-name="T22">SQL&gt; edit</text:span> <text:s text:c="7"/>!edit the file</text:p>
      <text:p text:style-name="P53"><text:span text:style-name="T22">SQL&gt; </text:span>/</text:p>
      <text:p text:style-name="P55">Another example:</text:p>
      <text:p text:style-name="P55"><text:s text:c="3"/><text:span text:style-name="T22">DECLARE</text:span></text:p>
      <text:p text:style-name="P32"><text:s text:c="8"/>l_msg CHAR(12) :=”Hi There”;</text:p>
      <text:p text:style-name="P17"><text:s text:c="3"/>BEGIN</text:p>
      <text:p text:style-name="P20"><text:soft-page-break/><text:span text:style-name="T10"><text:s text:c="15"/>dbms_output.put_line( </text:span><text:span text:style-name="T23">l_msg );</text:span></text:p>
      <text:p text:style-name="P23"><text:s text:c="3"/>E<text:span text:style-name="T8">ND;</text:span></text:p>
      <text:p text:style-name="P23"/>
      <text:p text:style-name="P33">Variables can be anchored to a type based on a table field:</text:p>
      <text:p text:style-name="P33"/>
      <text:p text:style-name="P32">DECLARE</text:p>
      <text:p text:style-name="P32"><text:s text:c="8"/>l_msg <text:s text:c="3"/><text:span text:style-name="T24">customers.msg%TYPE </text:span>:=<text:span text:style-name="T24"> </text:span>”Hi There”;</text:p>
      <text:p text:style-name="P17"><text:s text:c="3"/>BEGIN</text:p>
      <text:p text:style-name="P31"><text:s text:c="8"/><text:span text:style-name="T24">SELECT msg</text:span></text:p>
      <text:p text:style-name="P31"><text:s text:c="15"/><text:span text:style-name="T24">INTO l_msg</text:span></text:p>
      <text:p text:style-name="P31"><text:s text:c="15"/><text:span text:style-name="T24">FROM customers</text:span></text:p>
      <text:p text:style-name="P31"><text:s text:c="12"/><text:span text:style-name="T24">WHERE cust_id = 1</text:span></text:p>
      <text:p text:style-name="P31"><text:tab/>;</text:p>
      <text:p text:style-name="P20"><text:span text:style-name="T10"><text:s text:c="15"/>dbms_output.put_line( “</text:span><text:span text:style-name="T25">cust says” || “|” || </text:span><text:span text:style-name="T23">l_msg );</text:span></text:p>
      <text:p text:style-name="P23"><text:s text:c="3"/>E<text:span text:style-name="T8">ND;</text:span></text:p>
      <text:p text:style-name="P23"/>
      <text:p text:style-name="P56">Note that variables can also be anchored to one another:</text:p>
      <text:p text:style-name="P34"><text:s text:c="2"/>l_funny_msg <text:s text:c="2"/>l_msg%TYPE</text:p>
      <text:p text:style-name="P34"/>
      <text:p text:style-name="P57">Also an anchor may apply to an entire table. Eg:</text:p>
      <text:p text:style-name="P35">r_customer <text:s text:c="3"/>customers%ROWTYPE;</text:p>
      <text:p text:style-name="P35">…</text:p>
      <text:p text:style-name="P35">SELECT * FROM customers INTO r_customer;</text:p>
      <text:p text:style-name="P34"/>
      <text:p text:style-name="P36">An anchor may be anchored to a cursor name. Eg:</text:p>
      <text:p text:style-name="P36">DECLARE</text:p>
      <text:p text:style-name="P36"><text:s text:c="4"/>CURSOR c_name IS</text:p>
      <text:p text:style-name="P36"><text:s text:c="7"/>SELECT first_nm, sur_name</text:p>
      <text:p text:style-name="P36"><text:s text:c="13"/>FROM customers;</text:p>
      <text:p text:style-name="P36"><text:s text:c="4"/>r_name <text:s text:c="2"/>c_name%ROWTYPE</text:p>
      <text:p text:style-name="P34"/>
      <text:p text:style-name="P34"/>
      <text:p text:style-name="P58">Note that comments can be:</text:p>
      <text:p text:style-name="P37">-- single line comments</text:p>
      <text:p text:style-name="P37">/* multiple line</text:p>
      <text:p text:style-name="P37"><text:s text:c="3"/>comment */</text:p>
      <text:p text:style-name="P37"/>
      <text:p text:style-name="P54">Constants:</text:p>
      <text:p text:style-name="P38">DECLARE</text:p>
      <text:p text:style-name="P38"><text:s text:c="5"/>my_const CONSTANT NUMBER := 42;</text:p>
      <text:p text:style-name="P38"/>
      <text:p text:style-name="P54">Control:</text:p>
      <text:p text:style-name="P54">PLSQL also has IF <text:s text:c="3"/>ELSE <text:s text:c="3"/>ELSEIF <text:s text:c="3"/>CASE <text:s text:c="3"/>GOTO <text:s text:c="3"/><text:span text:style-name="T26">LOOP</text:span></text:p>
      <text:p text:style-name="P54"/>
      <text:p text:style-name="P59">Also:</text:p>
      <text:p text:style-name="P59">EXIT WHEN condition</text:p>
      <text:p text:style-name="P54"/>
      <text:p text:style-name="P60">GOTO targets a label, indicated by &lt;&lt;lbl&gt;&gt;</text:p>
      <text:p text:style-name="P60">eg:</text:p>
      <text:p text:style-name="P60"/>
      <text:p text:style-name="P39">BEGIN</text:p>
      <text:p text:style-name="P39">GOTO lbl1;</text:p>
      <text:p text:style-name="P39"><text:soft-page-break/>..</text:p>
      <text:p text:style-name="P39">..</text:p>
      <text:p text:style-name="P39">&lt;&lt;lbl1&gt;&gt;</text:p>
      <text:p text:style-name="P39">..</text:p>
      <text:p text:style-name="P39">,,</text:p>
      <text:p text:style-name="P39"/>
      <text:p text:style-name="P39"/>
      <text:p text:style-name="P61">FOR loop</text:p>
      <text:p text:style-name="P40"/>
      <text:p text:style-name="P40">FOR l_idx IN 1..100</text:p>
      <text:p text:style-name="P40">LOOP</text:p>
      <text:p text:style-name="P40"><text:s text:c="6"/>…...</text:p>
      <text:p text:style-name="P23">E<text:span text:style-name="T8">ND </text:span><text:span text:style-name="T27">LOOP</text:span><text:span text:style-name="T8">;</text:span></text:p>
      <text:p text:style-name="P23">E<text:span text:style-name="T8">ND;</text:span></text:p>
      <text:p text:style-name="P23"/>
      <text:p text:style-name="P62">WHILE loop</text:p>
      <text:p text:style-name="P41"/>
      <text:p text:style-name="P41">WHILE condition</text:p>
      <text:p text:style-name="P41">LOOP</text:p>
      <text:p text:style-name="P41">…</text:p>
      <text:p text:style-name="P41"/>
      <text:p text:style-name="P63">Also CONTINUE WHEN</text:p>
      <text:p text:style-name="P42">Custom records can also be constructed:</text:p>
      <text:p text:style-name="P42"/>
      <text:p text:style-name="P42">DECLARE</text:p>
      <text:p text:style-name="P42">TYPE rt_cust</text:p>
      <text:p text:style-name="P42">IS RECORD</text:p>
      <text:p text:style-name="P42"><text:s text:c="4"/>(cust_name <text:s text:c="2"/>customers.name%TYPE</text:p>
      <text:p text:style-name="P42"><text:s text:c="5"/>a_flag <text:s text:c="9"/>CHAR(1)</text:p>
      <text:p text:style-name="P42"><text:s text:c="4"/>);</text:p>
      <text:p text:style-name="P42"><text:s text:c="4"/>r_cust <text:s/>rt_cust;</text:p>
      <text:p text:style-name="P42"/>
      <text:p text:style-name="P42"/>
      <text:p text:style-name="P64">Fetches</text:p>
      <text:p text:style-name="P43"/>
      <text:p text:style-name="P43">FETCH csr INTO r_stuff;</text:p>
      <text:p text:style-name="P43">EXIT WHEN csr%NOTFOUND;</text:p>
      <text:p text:style-name="P43"/>
      <text:p text:style-name="P65">or more elegantly:</text:p>
      <text:p text:style-name="P44"/>
      <text:p text:style-name="P44">FOR record IN csr_Name</text:p>
      <text:p text:style-name="P44">LOOP</text:p>
      <text:p text:style-name="P44"><text:s text:c="4"/>process stuff;</text:p>
      <text:p text:style-name="P44"><text:span text:style-name="T28">E</text:span><text:span text:style-name="T8">ND </text:span>LOOP;</text:p>
      <text:p text:style-name="P44"/>
      <text:p text:style-name="P65">or <text:span text:style-name="T29">even </text:span>more elegantly:</text:p>
      <text:p text:style-name="P44"/>
      <text:p text:style-name="P44">FOR record IN <text:span text:style-name="T29">(select statement)</text:span></text:p>
      <text:p text:style-name="P44">LOOP</text:p>
      <text:p text:style-name="P44"><text:s text:c="4"/>process stuff;</text:p>
      <text:p text:style-name="P44"><text:span text:style-name="T28">E</text:span><text:span text:style-name="T8">ND </text:span>LOOP;</text:p>
      <text:p text:style-name="P44"/>
      <text:p text:style-name="P15"><text:soft-page-break/></text:p>
      <text:p text:style-name="P5"/>
      <text:p text:style-name="P5"/>
      <text:p text:style-name="P5"/>
      <text:p text:style-name="P5"/>
      <text:p text:style-name="P6">PL/SQL</text:p>
      <text:p text:style-name="P6"/>
      <text:p text:style-name="P6"/>
      <text:p text:style-name="P9">Scripts <text:span text:style-name="T5">(</text:span><text:span text:style-name="T6">PL/</text:span><text:span text:style-name="T5">SQL scripts)</text:span></text:p>
      <text:p text:style-name="P8"/>
      <text:p text:style-name="P8"/>
      <text:p text:style-name="P7">Stored Procedures <text:span text:style-name="T7">(PL/SQL procedures)</text:span></text:p>
      <text:p text:style-name="P6"/>
      <text:p text:style-name="P49">These are SQL subroutines stored in the database.</text:p>
      <text:p text:style-name="P49"/>
      <text:p text:style-name="P50">They can be created in Oracle SQL Developer.</text:p>
      <text:p text:style-name="P16"/>
      <text:p text:style-name="P16">CREATE <text:span text:style-name="T9">OR REPLACE </text:span>PROCEDURE prc_name <text:span text:style-name="T9">{</text:span></text:p>
      <text:p text:style-name="P18"><text:tab/>IN p_cust_id CHAR(12)</text:p>
      <text:p text:style-name="P18"><text:s text:c="13"/>}</text:p>
      <text:p text:style-name="P16"><text:s text:c="11"/>IS</text:p>
      <text:p text:style-name="P16"><text:tab/><text:span text:style-name="T9">r_cust_name <text:s text:c="5"/>cust_tbl%ROWTYPE;</text:span></text:p>
      <text:p text:style-name="P18"/>
      <text:p text:style-name="P16"><text:s text:c="5"/>BEGIN</text:p>
      <text:p text:style-name="P16"><text:tab/><text:span text:style-name="T9">SELECT c.cust_name</text:span></text:p>
      <text:p text:style-name="P16"><text:tab/> <text:s text:c="4"/><text:span text:style-name="T9">INTO r_cust_name</text:span></text:p>
      <text:p text:style-name="P16"><text:s text:c="23"/><text:span text:style-name="T9">FROM cust_tbl c</text:span></text:p>
      <text:p text:style-name="P16"><text:tab/> <text:s text:c="2"/><text:span text:style-name="T9">WHERE c.cust_id = p_cust_id</text:span></text:p>
      <text:p text:style-name="P16"><text:tab/>;</text:p>
      <text:p text:style-name="P19"><text:s text:c="5"/>EXCEPTION</text:p>
      <text:p text:style-name="P19"><text:tab/><text:span text:style-name="T10">WHEN OTHERS THEN</text:span></text:p>
      <text:p text:style-name="P19"><text:tab/><text:tab/><text:span text:style-name="T10">dbms_output.put_line( SQLERRM );</text:span></text:p>
      <text:p text:style-name="P13"><text:s text:c="2"/>E<text:span text:style-name="T8">ND</text:span></text:p>
      <text:p text:style-name="P13"/>
      <text:p text:style-name="P45"/>
      <text:p text:style-name="P46">To run a procedure:</text:p>
      <text:p text:style-name="P46"/>
      <text:p text:style-name="P47">EXEC procedure_name( args);</text:p>
      <text:p text:style-name="P21"/>
      <text:p text:style-name="P21"/>
      <text:p text:style-name="P48">T<text:span text:style-name="T11">o</text:span> return results use:</text:p>
      <text:p text:style-name="P14">dbms_sql_return_result(c_customers);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5T06:52:17.754000000</dc:date>
    <meta:editing-duration>PT50M43S</meta:editing-duration>
    <meta:editing-cycles>13</meta:editing-cycles>
    <meta:generator>LibreOffice/7.3.2.2$Windows_X86_64 LibreOffice_project/49f2b1bff42cfccbd8f788c8dc32c1c309559be0</meta:generator>
    <meta:document-statistic meta:table-count="0" meta:image-count="0" meta:object-count="0" meta:page-count="5" meta:paragraph-count="163" meta:word-count="597" meta:character-count="4029" meta:non-whitespace-character-count="3229"/>
  </office:meta>
</office:document-meta>
</file>